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20000018308436E3F6DC2F4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onospace" svg:font-family="Monospace" style:font-adornments="Regular"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125in"/>
    </style:style>
    <style:style style:name="Table1.C" style:family="table-column">
      <style:table-column-properties style:column-width="1.0938in"/>
    </style:style>
    <style:style style:name="Table1.D" style:family="table-column">
      <style:table-column-properties style:column-width="2.833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Heading_20_1">
      <style:text-properties officeooo:rsid="000efcd3" officeooo:paragraph-rsid="000efcd3"/>
    </style:style>
    <style:style style:name="P4" style:family="paragraph" style:parent-style-name="Heading_20_1">
      <style:text-properties officeooo:rsid="00142ae3" officeooo:paragraph-rsid="00142ae3"/>
    </style:style>
    <style:style style:name="P5" style:family="paragraph" style:parent-style-name="Heading_20_1">
      <style:text-properties officeooo:rsid="00165e59" officeooo:paragraph-rsid="00165e59"/>
    </style:style>
    <style:style style:name="P6" style:family="paragraph" style:parent-style-name="Heading_20_1">
      <style:text-properties officeooo:rsid="001821b9" officeooo:paragraph-rsid="003bb594"/>
    </style:style>
    <style:style style:name="P7" style:family="paragraph" style:parent-style-name="Heading_20_2">
      <style:text-properties officeooo:rsid="00165e59" officeooo:paragraph-rsid="00165e59"/>
    </style:style>
    <style:style style:name="P8" style:family="paragraph" style:parent-style-name="Heading_20_2">
      <style:text-properties officeooo:rsid="0017c2a8" officeooo:paragraph-rsid="0017c2a8"/>
    </style:style>
    <style:style style:name="P9" style:family="paragraph" style:parent-style-name="Heading_20_2">
      <style:text-properties officeooo:rsid="001bf4e1" officeooo:paragraph-rsid="003bb594"/>
    </style:style>
    <style:style style:name="P10" style:family="paragraph" style:parent-style-name="Heading_20_2">
      <style:text-properties officeooo:rsid="0023d5bf" officeooo:paragraph-rsid="0023d5bf"/>
    </style:style>
    <style:style style:name="P11" style:family="paragraph" style:parent-style-name="Heading_20_2">
      <style:text-properties officeooo:paragraph-rsid="003bb594"/>
    </style:style>
    <style:style style:name="P12" style:family="paragraph" style:parent-style-name="Heading_20_2">
      <style:text-properties officeooo:rsid="0048faac" officeooo:paragraph-rsid="0048faac"/>
    </style:style>
    <style:style style:name="P13" style:family="paragraph" style:parent-style-name="Standard">
      <style:text-properties style:font-name="Liberation Sans" fo:font-weight="bold" officeooo:rsid="00125171" officeooo:paragraph-rsid="00125171" style:font-weight-asian="bold" style:font-weight-complex="bold"/>
    </style:style>
    <style:style style:name="P14" style:family="paragraph" style:parent-style-name="Standard">
      <style:text-properties style:font-name="Liberation Sans" fo:font-weight="bold" officeooo:rsid="003bb594" officeooo:paragraph-rsid="003bb594" style:font-weight-asian="bold" style:font-weight-complex="bold"/>
    </style:style>
    <style:style style:name="P15" style:family="paragraph" style:parent-style-name="Table_20_Contents">
      <style:text-properties officeooo:rsid="0048faac" officeooo:paragraph-rsid="0048faac"/>
    </style:style>
    <style:style style:name="P16" style:family="paragraph" style:parent-style-name="Table_20_Contents">
      <style:paragraph-properties fo:text-align="center" style:justify-single-word="false"/>
      <style:text-properties officeooo:rsid="0048faac" officeooo:paragraph-rsid="0048faac"/>
    </style:style>
    <style:style style:name="P17" style:family="paragraph" style:parent-style-name="Table_20_Contents">
      <style:text-properties fo:font-weight="bold" officeooo:rsid="0048faac" officeooo:paragraph-rsid="0048faac" style:font-weight-asian="bold" style:font-weight-complex="bold"/>
    </style:style>
    <style:style style:name="P18" style:family="paragraph" style:parent-style-name="Table_20_Contents">
      <style:text-properties officeooo:rsid="004a51d0" officeooo:paragraph-rsid="004a51d0"/>
    </style:style>
    <style:style style:name="P19" style:family="paragraph" style:parent-style-name="Table_20_Contents">
      <style:paragraph-properties fo:text-align="center" style:justify-single-word="false"/>
      <style:text-properties officeooo:rsid="004a51d0" officeooo:paragraph-rsid="004a51d0"/>
    </style:style>
    <style:style style:name="P20" style:family="paragraph" style:parent-style-name="Text_20_body">
      <style:text-properties officeooo:rsid="00125171" officeooo:paragraph-rsid="00125171"/>
    </style:style>
    <style:style style:name="P21" style:family="paragraph" style:parent-style-name="Text_20_body">
      <style:text-properties officeooo:rsid="00142ae3" officeooo:paragraph-rsid="00142ae3"/>
    </style:style>
    <style:style style:name="P22" style:family="paragraph" style:parent-style-name="Text_20_body" style:list-style-name="L2">
      <style:text-properties officeooo:paragraph-rsid="00539af5"/>
    </style:style>
    <style:style style:name="P23" style:family="paragraph" style:parent-style-name="Text_20_body" style:list-style-name="L2">
      <style:text-properties officeooo:rsid="0014f73f" officeooo:paragraph-rsid="0014f73f"/>
    </style:style>
    <style:style style:name="P24" style:family="paragraph" style:parent-style-name="Text_20_body">
      <style:text-properties officeooo:rsid="0014f73f" officeooo:paragraph-rsid="003bb594"/>
    </style:style>
    <style:style style:name="P25" style:family="paragraph" style:parent-style-name="Text_20_body">
      <style:text-properties officeooo:rsid="00165e59" officeooo:paragraph-rsid="00165e59"/>
    </style:style>
    <style:style style:name="P26" style:family="paragraph" style:parent-style-name="Text_20_body" style:list-style-name="L3">
      <style:text-properties officeooo:rsid="00165e59" officeooo:paragraph-rsid="00165e59"/>
    </style:style>
    <style:style style:name="P27" style:family="paragraph" style:parent-style-name="Text_20_body">
      <style:text-properties officeooo:paragraph-rsid="00165e59"/>
    </style:style>
    <style:style style:name="P28" style:family="paragraph" style:parent-style-name="Text_20_body">
      <style:text-properties officeooo:rsid="0017c2a8" officeooo:paragraph-rsid="0017c2a8"/>
    </style:style>
    <style:style style:name="P29" style:family="paragraph" style:parent-style-name="Text_20_body">
      <style:text-properties officeooo:rsid="001821b9" officeooo:paragraph-rsid="003bb594"/>
    </style:style>
    <style:style style:name="P30" style:family="paragraph" style:parent-style-name="Text_20_body" style:list-style-name="L4">
      <style:text-properties officeooo:rsid="0018a04d" officeooo:paragraph-rsid="003bb594"/>
    </style:style>
    <style:style style:name="P31" style:family="paragraph" style:parent-style-name="Text_20_body">
      <style:text-properties officeooo:rsid="0018a04d" officeooo:paragraph-rsid="003bb594"/>
    </style:style>
    <style:style style:name="P32" style:family="paragraph" style:parent-style-name="Text_20_body">
      <style:text-properties officeooo:rsid="001b920c" officeooo:paragraph-rsid="001b920c"/>
    </style:style>
    <style:style style:name="P33" style:family="paragraph" style:parent-style-name="Text_20_body">
      <style:text-properties officeooo:rsid="001bf4e1" officeooo:paragraph-rsid="003bb594"/>
    </style:style>
    <style:style style:name="P34" style:family="paragraph" style:parent-style-name="Text_20_body">
      <style:text-properties officeooo:rsid="001e2f85" officeooo:paragraph-rsid="001e2f85"/>
    </style:style>
    <style:style style:name="P35" style:family="paragraph" style:parent-style-name="Text_20_body" style:list-style-name="L5">
      <style:text-properties officeooo:rsid="001e2f85" officeooo:paragraph-rsid="001e2f85"/>
    </style:style>
    <style:style style:name="P36" style:family="paragraph" style:parent-style-name="Text_20_body">
      <style:text-properties officeooo:rsid="00201de7" officeooo:paragraph-rsid="00201de7"/>
    </style:style>
    <style:style style:name="P37" style:family="paragraph" style:parent-style-name="Text_20_body" style:list-style-name="L2">
      <style:text-properties officeooo:rsid="00201de7" officeooo:paragraph-rsid="00201de7"/>
    </style:style>
    <style:style style:name="P38" style:family="paragraph" style:parent-style-name="Text_20_body">
      <style:text-properties officeooo:rsid="00204132" officeooo:paragraph-rsid="00204132"/>
    </style:style>
    <style:style style:name="P39" style:family="paragraph" style:parent-style-name="Text_20_body">
      <style:text-properties officeooo:rsid="0020cfe0" officeooo:paragraph-rsid="0020cfe0"/>
    </style:style>
    <style:style style:name="P40" style:family="paragraph" style:parent-style-name="Text_20_body">
      <style:text-properties officeooo:rsid="0020cfe0" officeooo:paragraph-rsid="0026f1b2"/>
    </style:style>
    <style:style style:name="P41" style:family="paragraph" style:parent-style-name="Text_20_body">
      <style:text-properties officeooo:rsid="0021aff3" officeooo:paragraph-rsid="0021aff3"/>
    </style:style>
    <style:style style:name="P42" style:family="paragraph" style:parent-style-name="Text_20_body">
      <style:paragraph-properties fo:text-align="center" style:justify-single-word="false"/>
      <style:text-properties fo:font-style="italic" officeooo:rsid="0021aff3" officeooo:paragraph-rsid="0021aff3" style:font-style-asian="italic" style:font-style-complex="italic"/>
    </style:style>
    <style:style style:name="P43" style:family="paragraph" style:parent-style-name="Text_20_body">
      <style:paragraph-properties fo:margin-left="0.4925in" fo:margin-right="0in" fo:text-align="start" style:justify-single-word="false" fo:text-indent="0in" style:auto-text-indent="false"/>
      <style:text-properties fo:font-style="italic" officeooo:rsid="002398ff" officeooo:paragraph-rsid="002398ff" style:font-style-asian="italic" style:font-style-complex="italic"/>
    </style:style>
    <style:style style:name="P44" style:family="paragraph" style:parent-style-name="Text_20_body">
      <style:paragraph-properties fo:text-align="start" style:justify-single-word="false"/>
      <style:text-properties fo:font-style="normal" officeooo:rsid="0021aff3" officeooo:paragraph-rsid="0021aff3" style:font-style-asian="normal" style:font-style-complex="normal"/>
    </style:style>
    <style:style style:name="P45" style:family="paragraph" style:parent-style-name="Text_20_body">
      <style:paragraph-properties fo:margin-left="0in" fo:margin-right="0in" fo:text-align="start" style:justify-single-word="false" fo:text-indent="0in" style:auto-text-indent="false"/>
      <style:text-properties fo:font-style="normal" officeooo:rsid="0025c6b8" officeooo:paragraph-rsid="0025c6b8" style:font-style-asian="normal" style:font-style-complex="normal"/>
    </style:style>
    <style:style style:name="P46" style:family="paragraph" style:parent-style-name="Text_20_body">
      <style:paragraph-properties fo:margin-left="0in" fo:margin-right="0in" fo:text-align="start" style:justify-single-word="false" fo:text-indent="0in" style:auto-text-indent="false"/>
      <style:text-properties fo:font-style="normal" officeooo:rsid="00273ae7" officeooo:paragraph-rsid="00273ae7" style:font-style-asian="normal" style:font-style-complex="normal"/>
    </style:style>
    <style:style style:name="P47" style:family="paragraph" style:parent-style-name="Text_20_body">
      <style:paragraph-properties fo:margin-left="0in" fo:margin-right="0in" fo:text-align="start" style:justify-single-word="false" fo:text-indent="0in" style:auto-text-indent="false"/>
      <style:text-properties fo:font-style="normal" officeooo:rsid="0054ade8" officeooo:paragraph-rsid="0054ade8" style:font-style-asian="normal" style:font-style-complex="normal"/>
    </style:style>
    <style:style style:name="P48" style:family="paragraph" style:parent-style-name="Text_20_body">
      <style:text-properties officeooo:rsid="002398ff" officeooo:paragraph-rsid="002398ff"/>
    </style:style>
    <style:style style:name="P49" style:family="paragraph" style:parent-style-name="Text_20_body">
      <style:text-properties officeooo:rsid="002398ff" officeooo:paragraph-rsid="0023d5bf"/>
    </style:style>
    <style:style style:name="P50" style:family="paragraph" style:parent-style-name="Text_20_body">
      <style:text-properties officeooo:rsid="002398ff" officeooo:paragraph-rsid="002474d4"/>
    </style:style>
    <style:style style:name="P51" style:family="paragraph" style:parent-style-name="Text_20_body">
      <style:text-properties officeooo:rsid="0025c6b8" officeooo:paragraph-rsid="0025c6b8"/>
    </style:style>
    <style:style style:name="P52" style:family="paragraph" style:parent-style-name="Text_20_body">
      <style:text-properties officeooo:rsid="0026f1b2" officeooo:paragraph-rsid="0026f1b2"/>
    </style:style>
    <style:style style:name="P53" style:family="paragraph" style:parent-style-name="Text_20_body">
      <style:text-properties officeooo:rsid="00273ae7" officeooo:paragraph-rsid="00273ae7"/>
    </style:style>
    <style:style style:name="P54" style:family="paragraph" style:parent-style-name="Text_20_body" style:list-style-name="L2">
      <style:text-properties officeooo:rsid="00273ae7" officeooo:paragraph-rsid="00430e31"/>
    </style:style>
    <style:style style:name="P55" style:family="paragraph" style:parent-style-name="Text_20_body" style:list-style-name="L2">
      <style:text-properties officeooo:rsid="00288ce6" officeooo:paragraph-rsid="00288ce6"/>
    </style:style>
    <style:style style:name="P56" style:family="paragraph" style:parent-style-name="Text_20_body">
      <style:text-properties officeooo:rsid="002a24aa" officeooo:paragraph-rsid="002a24aa"/>
    </style:style>
    <style:style style:name="P57" style:family="paragraph" style:parent-style-name="Text_20_body">
      <style:text-properties officeooo:rsid="002bb25b" officeooo:paragraph-rsid="002bb25b"/>
    </style:style>
    <style:style style:name="P58" style:family="paragraph" style:parent-style-name="Text_20_body">
      <style:text-properties officeooo:rsid="00303284" officeooo:paragraph-rsid="00303284"/>
    </style:style>
    <style:style style:name="P59" style:family="paragraph" style:parent-style-name="Text_20_body">
      <style:text-properties officeooo:rsid="00303284" officeooo:paragraph-rsid="0032ff61"/>
    </style:style>
    <style:style style:name="P60" style:family="paragraph" style:parent-style-name="Text_20_body">
      <style:text-properties officeooo:rsid="00317909" officeooo:paragraph-rsid="00317909"/>
    </style:style>
    <style:style style:name="P61" style:family="paragraph" style:parent-style-name="Text_20_body" style:list-style-name="L6">
      <style:text-properties officeooo:rsid="00317909" officeooo:paragraph-rsid="00317909"/>
    </style:style>
    <style:style style:name="P62" style:family="paragraph" style:parent-style-name="Text_20_body" style:list-style-name="L6">
      <style:text-properties officeooo:rsid="0033a43d" officeooo:paragraph-rsid="00355be9"/>
    </style:style>
    <style:style style:name="P63" style:family="paragraph" style:parent-style-name="Text_20_body" style:list-style-name="L6">
      <style:text-properties officeooo:rsid="00346c96" officeooo:paragraph-rsid="00355be9"/>
    </style:style>
    <style:style style:name="P64" style:family="paragraph" style:parent-style-name="Text_20_body" style:list-style-name="L6">
      <style:text-properties officeooo:rsid="00355be9" officeooo:paragraph-rsid="00355be9"/>
    </style:style>
    <style:style style:name="P65" style:family="paragraph" style:parent-style-name="Text_20_body" style:list-style-name="L6">
      <style:text-properties officeooo:rsid="0036bba3" officeooo:paragraph-rsid="0036bba3"/>
    </style:style>
    <style:style style:name="P66" style:family="paragraph" style:parent-style-name="Text_20_body">
      <style:text-properties officeooo:rsid="0036bba3" officeooo:paragraph-rsid="0036bba3"/>
    </style:style>
    <style:style style:name="P67" style:family="paragraph" style:parent-style-name="Text_20_body" style:list-style-name="L7">
      <style:text-properties officeooo:rsid="0036bba3" officeooo:paragraph-rsid="0036bba3"/>
    </style:style>
    <style:style style:name="P68" style:family="paragraph" style:parent-style-name="Text_20_body">
      <style:text-properties officeooo:rsid="003965d4" officeooo:paragraph-rsid="003a6d18"/>
    </style:style>
    <style:style style:name="P69" style:family="paragraph" style:parent-style-name="Text_20_body" style:list-style-name="L8">
      <style:text-properties officeooo:rsid="003965d4" officeooo:paragraph-rsid="003a6d18"/>
    </style:style>
    <style:style style:name="P70" style:family="paragraph" style:parent-style-name="Text_20_body" style:list-style-name="L8">
      <style:text-properties officeooo:rsid="003a6d18" officeooo:paragraph-rsid="003bb594"/>
    </style:style>
    <style:style style:name="P71" style:family="paragraph" style:parent-style-name="Text_20_body">
      <style:text-properties officeooo:rsid="003bb594" officeooo:paragraph-rsid="003bb594"/>
    </style:style>
    <style:style style:name="P72" style:family="paragraph" style:parent-style-name="Text_20_body">
      <style:text-properties officeooo:rsid="003c96ac" officeooo:paragraph-rsid="003c96ac"/>
    </style:style>
    <style:style style:name="P73" style:family="paragraph" style:parent-style-name="Text_20_body" style:list-style-name="L4">
      <style:text-properties officeooo:rsid="003c96ac" officeooo:paragraph-rsid="003c96ac"/>
    </style:style>
    <style:style style:name="P74" style:family="paragraph" style:parent-style-name="Text_20_body" style:list-style-name="L3">
      <style:text-properties officeooo:rsid="003d046c" officeooo:paragraph-rsid="003d046c"/>
    </style:style>
    <style:style style:name="P75" style:family="paragraph" style:parent-style-name="Text_20_body">
      <style:text-properties officeooo:rsid="003e1a51" officeooo:paragraph-rsid="003e1a51"/>
    </style:style>
    <style:style style:name="P76" style:family="paragraph" style:parent-style-name="Text_20_body">
      <style:text-properties officeooo:rsid="003e1a51" officeooo:paragraph-rsid="00423320"/>
    </style:style>
    <style:style style:name="P77" style:family="paragraph" style:parent-style-name="Text_20_body">
      <style:text-properties officeooo:rsid="003ecc06" officeooo:paragraph-rsid="003ecc06"/>
    </style:style>
    <style:style style:name="P78" style:family="paragraph" style:parent-style-name="Text_20_body" style:list-style-name="L2">
      <style:text-properties officeooo:rsid="00408795" officeooo:paragraph-rsid="00408795"/>
    </style:style>
    <style:style style:name="P79" style:family="paragraph" style:parent-style-name="Text_20_body">
      <style:text-properties officeooo:rsid="004781c3" officeooo:paragraph-rsid="004781c3"/>
    </style:style>
    <style:style style:name="P80" style:family="paragraph" style:parent-style-name="Text_20_body">
      <style:text-properties officeooo:rsid="0048faac" officeooo:paragraph-rsid="0048faac"/>
    </style:style>
    <style:style style:name="P81" style:family="paragraph" style:parent-style-name="Text_20_body" style:list-style-name="L4">
      <style:text-properties officeooo:rsid="0051aae4" officeooo:paragraph-rsid="0051aae4"/>
    </style:style>
    <style:style style:name="P82" style:family="paragraph" style:parent-style-name="Text_20_body">
      <style:text-properties officeooo:rsid="0054ade8" officeooo:paragraph-rsid="0054ade8"/>
    </style:style>
    <style:style style:name="P83" style:family="paragraph" style:parent-style-name="Text_20_body">
      <style:text-properties officeooo:rsid="00568139" officeooo:paragraph-rsid="00568139"/>
    </style:style>
    <style:style style:name="P84" style:family="paragraph" style:parent-style-name="Title">
      <style:text-properties officeooo:rsid="0011e087" officeooo:paragraph-rsid="0011e087"/>
    </style:style>
    <style:style style:name="P85" style:family="paragraph">
      <style:paragraph-properties fo:margin-left="0.1in" fo:margin-right="0in" fo:text-indent="0in"/>
      <style:text-properties style:font-name="F" fo:font-size="10pt" style:font-size-complex="10pt"/>
    </style:style>
    <style:style style:name="P86" style:family="paragraph">
      <style:paragraph-properties fo:margin-left="0.1in" fo:margin-right="0in" fo:text-align="start" fo:text-indent="0in"/>
      <style:text-properties style:font-name="F" fo:font-size="10pt" style:font-size-complex="10pt"/>
    </style:style>
    <style:style style:name="P87" style:family="paragraph">
      <loext:graphic-properties draw:fill="solid" draw:fill-color="#dddddd"/>
      <style:paragraph-properties fo:margin-left="0.1in" fo:margin-right="0in" fo:text-indent="0in"/>
      <style:text-properties style:font-name="F" fo:font-size="10pt" style:font-size-complex="10pt"/>
    </style:style>
    <style:style style:name="T1" style:family="text">
      <style:text-properties officeooo:rsid="000efcd3"/>
    </style:style>
    <style:style style:name="T2" style:family="text">
      <style:text-properties officeooo:rsid="00125171"/>
    </style:style>
    <style:style style:name="T3" style:family="text">
      <style:text-properties fo:font-weight="normal" style:font-weight-asian="normal" style:font-weight-complex="normal"/>
    </style:style>
    <style:style style:name="T4" style:family="text">
      <style:text-properties fo:font-weight="normal" officeooo:rsid="004c468a" style:font-weight-asian="normal" style:font-weight-complex="normal"/>
    </style:style>
    <style:style style:name="T5" style:family="text">
      <style:text-properties fo:font-weight="normal" officeooo:rsid="004fc86b" style:font-weight-asian="normal" style:font-weight-complex="normal"/>
    </style:style>
    <style:style style:name="T6" style:family="text">
      <style:text-properties officeooo:rsid="00142ae3"/>
    </style:style>
    <style:style style:name="T7" style:family="text">
      <style:text-properties officeooo:rsid="0014f73f"/>
    </style:style>
    <style:style style:name="T8" style:family="text">
      <style:text-properties fo:font-weight="bold" style:font-weight-asian="bold" style:font-weight-complex="bold"/>
    </style:style>
    <style:style style:name="T9" style:family="text">
      <style:text-properties fo:font-weight="bold" officeooo:rsid="003965d4" style:font-weight-asian="bold" style:font-weight-complex="bold"/>
    </style:style>
    <style:style style:name="T10" style:family="text">
      <style:text-properties fo:font-weight="bold" officeooo:rsid="003a6d18" style:font-weight-asian="bold" style:font-weight-complex="bold"/>
    </style:style>
    <style:style style:name="T11" style:family="text">
      <style:text-properties officeooo:rsid="00165e59"/>
    </style:style>
    <style:style style:name="T12" style:family="text">
      <style:text-properties fo:font-style="italic" style:font-style-asian="italic" style:font-style-complex="italic"/>
    </style:style>
    <style:style style:name="T13" style:family="text">
      <style:text-properties fo:font-style="italic" officeooo:rsid="0044056e" style:font-style-asian="italic" style:font-style-complex="italic"/>
    </style:style>
    <style:style style:name="T14" style:family="text">
      <style:text-properties fo:font-style="italic" officeooo:rsid="00459823" style:font-style-asian="italic" style:font-style-complex="italic"/>
    </style:style>
    <style:style style:name="T15" style:family="text">
      <style:text-properties fo:font-style="italic" officeooo:rsid="00568139" style:font-style-asian="italic" style:font-style-complex="italic"/>
    </style:style>
    <style:style style:name="T16" style:family="text">
      <style:text-properties fo:font-style="italic" fo:font-weight="normal" officeooo:rsid="0014f73f" style:font-style-asian="italic" style:font-weight-asian="normal" style:font-style-complex="italic" style:font-weight-complex="normal"/>
    </style:style>
    <style:style style:name="T17" style:family="text">
      <style:text-properties officeooo:rsid="001821b9"/>
    </style:style>
    <style:style style:name="T18" style:family="text">
      <style:text-properties officeooo:rsid="0018a04d"/>
    </style:style>
    <style:style style:name="T19" style:family="text">
      <style:text-properties officeooo:rsid="001b57bb"/>
    </style:style>
    <style:style style:name="T20" style:family="text">
      <style:text-properties officeooo:rsid="001b920c"/>
    </style:style>
    <style:style style:name="T21" style:family="text">
      <style:text-properties officeooo:rsid="001bf4e1"/>
    </style:style>
    <style:style style:name="T22" style:family="text">
      <style:text-properties officeooo:rsid="001d5637"/>
    </style:style>
    <style:style style:name="T23" style:family="text">
      <style:text-properties officeooo:rsid="001e2f85"/>
    </style:style>
    <style:style style:name="T24" style:family="text">
      <style:text-properties officeooo:rsid="00204132"/>
    </style:style>
    <style:style style:name="T25" style:family="text">
      <style:text-properties officeooo:rsid="0021aff3"/>
    </style:style>
    <style:style style:name="T26" style:family="text">
      <style:text-properties officeooo:rsid="002398ff"/>
    </style:style>
    <style:style style:name="T27" style:family="text">
      <style:text-properties officeooo:rsid="0023d5bf"/>
    </style:style>
    <style:style style:name="T28" style:family="text">
      <style:text-properties officeooo:rsid="002474d4"/>
    </style:style>
    <style:style style:name="T29" style:family="text">
      <style:text-properties officeooo:rsid="0025c6b8"/>
    </style:style>
    <style:style style:name="T30" style:family="text">
      <style:text-properties officeooo:rsid="0026f1b2"/>
    </style:style>
    <style:style style:name="T31" style:family="text">
      <style:text-properties officeooo:rsid="00273ae7"/>
    </style:style>
    <style:style style:name="T32" style:family="text">
      <style:text-properties officeooo:rsid="00288ce6"/>
    </style:style>
    <style:style style:name="T33" style:family="text">
      <style:text-properties officeooo:rsid="002a24aa"/>
    </style:style>
    <style:style style:name="T34" style:family="text">
      <style:text-properties officeooo:rsid="002bb25b"/>
    </style:style>
    <style:style style:name="T35" style:family="text">
      <style:text-properties officeooo:rsid="00303284"/>
    </style:style>
    <style:style style:name="T36" style:family="text">
      <style:text-properties officeooo:rsid="00317909"/>
    </style:style>
    <style:style style:name="T37" style:family="text">
      <style:text-properties officeooo:rsid="0032ff61"/>
    </style:style>
    <style:style style:name="T38" style:family="text">
      <style:text-properties officeooo:rsid="0033a43d"/>
    </style:style>
    <style:style style:name="T39" style:family="text">
      <style:text-properties officeooo:rsid="00346c96"/>
    </style:style>
    <style:style style:name="T40" style:family="text">
      <style:text-properties officeooo:rsid="00355be9"/>
    </style:style>
    <style:style style:name="T41" style:family="text">
      <style:text-properties officeooo:rsid="0036bba3"/>
    </style:style>
    <style:style style:name="T42" style:family="text">
      <style:text-properties officeooo:rsid="00377adc"/>
    </style:style>
    <style:style style:name="T43" style:family="text">
      <style:text-properties officeooo:rsid="00392800"/>
    </style:style>
    <style:style style:name="T44" style:family="text">
      <style:text-properties officeooo:rsid="003965d4"/>
    </style:style>
    <style:style style:name="T45" style:family="text">
      <style:text-properties officeooo:rsid="003a6d18"/>
    </style:style>
    <style:style style:name="T46" style:family="text">
      <style:text-properties officeooo:rsid="003bb594"/>
    </style:style>
    <style:style style:name="T47" style:family="text">
      <style:text-properties officeooo:rsid="003c96ac"/>
    </style:style>
    <style:style style:name="T48" style:family="text">
      <style:text-properties officeooo:rsid="003d046c"/>
    </style:style>
    <style:style style:name="T49" style:family="text">
      <style:text-properties officeooo:rsid="003e1a51"/>
    </style:style>
    <style:style style:name="T50" style:family="text">
      <style:text-properties officeooo:rsid="003ecc06"/>
    </style:style>
    <style:style style:name="T51" style:family="text">
      <style:text-properties officeooo:rsid="003f2183"/>
    </style:style>
    <style:style style:name="T52" style:family="text">
      <style:text-properties officeooo:rsid="00408795"/>
    </style:style>
    <style:style style:name="T53" style:family="text">
      <style:text-properties officeooo:rsid="00423320"/>
    </style:style>
    <style:style style:name="T54" style:family="text">
      <style:text-properties officeooo:rsid="00430e31"/>
    </style:style>
    <style:style style:name="T55" style:family="text">
      <style:text-properties officeooo:rsid="00459823"/>
    </style:style>
    <style:style style:name="T56" style:family="text">
      <style:text-properties officeooo:rsid="004781c3"/>
    </style:style>
    <style:style style:name="T57" style:family="text">
      <style:text-properties officeooo:rsid="0047fe3f"/>
    </style:style>
    <style:style style:name="T58" style:family="text">
      <style:text-properties officeooo:rsid="0048faac"/>
    </style:style>
    <style:style style:name="T59" style:family="text">
      <style:text-properties officeooo:rsid="004a51d0"/>
    </style:style>
    <style:style style:name="T60" style:family="text">
      <style:text-properties officeooo:rsid="004a8658"/>
    </style:style>
    <style:style style:name="T61" style:family="text">
      <style:text-properties officeooo:rsid="004d4027"/>
    </style:style>
    <style:style style:name="T62" style:family="text">
      <style:text-properties officeooo:rsid="004ec913"/>
    </style:style>
    <style:style style:name="T63" style:family="text">
      <style:text-properties officeooo:rsid="004fc86b"/>
    </style:style>
    <style:style style:name="T64" style:family="text">
      <style:text-properties officeooo:rsid="0051aae4"/>
    </style:style>
    <style:style style:name="T65" style:family="text">
      <style:text-properties officeooo:rsid="00539af5"/>
    </style:style>
    <style:style style:name="T66" style:family="text">
      <style:text-properties style:use-window-font-color="true" loext:opacity="0%" officeooo:rsid="00539af5"/>
    </style:style>
    <style:style style:name="T67" style:family="text">
      <style:text-properties officeooo:rsid="0054ade8"/>
    </style:style>
    <style:style style:name="T68" style:family="text">
      <style:text-properties officeooo:rsid="00568139"/>
    </style:style>
    <style:style style:name="T69" style:family="text">
      <style:text-properties fo:font-size="10pt" style:font-size-complex="10pt"/>
    </style:style>
    <style:style style:name="T70" style:family="text">
      <style:text-properties fo:font-size="10pt" fo:font-weight="bold" style:font-size-complex="10pt" style:font-weight-complex="bold"/>
    </style:style>
    <style:style style:name="T71" style:family="text">
      <style:text-properties fo:font-size="10pt" fo:font-weight="normal" style:font-weight-asian="normal" style:font-size-complex="10pt" style:font-weight-complex="normal"/>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dddddd" fo:min-height="4.1437in" draw:shadow-offset-x="0.1201in" draw:shadow-offset-y="0.1201in" style:run-through="foreground" style:wrap="left"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e:<text:span text:style-name="T3"> </text:span><text:span text:style-name="T5">1 Nov</text:span><text:span text:style-name="T4"> 2022</text:span></text:p>
      <text:p text:style-name="P14">Authors: <text:span text:style-name="T3">Chris Thompson, G0KLA / AC2CZ</text:span></text:p>
      <text:p text:style-name="P13">Version: <text:span text:style-name="T3">0.1</text:span></text:p>
      <text:p text:style-name="P13"><text:span text:style-name="T3"/></text:p>
      <text:p text:style-name="P84">PACSAT<text:span text:style-name="T2"> BBS Operation</text:span><text:span text:style-name="T63">s</text:span></text:p>
      <text:h text:style-name="P3" text:outline-level="1">Introduction</text:h>
      <text:p text:style-name="P20"><draw:frame text:anchor-type="paragraph" draw:z-index="14" draw:name="Text Frame 1" draw:style-name="gr1" draw:text-style-name="P87" svg:width="2.7398in" svg:height="4.1441in" svg:x="4.6402in" svg:y="0.0299in"><draw:text-box draw:corner-radius="0.1in"><text:p text:style-name="P85"><text:span text:style-name="T69"/></text:p><text:p text:style-name="P85"><text:span text:style-name="T69">For the purpose of this document </text:span></text:p><text:p text:style-name="P85"><text:span text:style-name="T69">we assume the following definitions:</text:span></text:p><text:p text:style-name="P86"><text:span text:style-name="T70">Ground Station</text:span><text:span text:style-name="T69"> – or station. <text:s/>The end </text:span><text:span text:style-name="T69">user who wishes to access or send </text:span><text:span text:style-name="T69">new data to the BBS</text:span><text:span text:style-name="T71">.</text:span></text:p><text:p text:style-name="P86"><text:span text:style-name="T70">Control Station</text:span><text:span text:style-name="T69">. A station capable of </text:span><text:span text:style-name="T69">sending administrator commands to </text:span><text:span text:style-name="T69">the BBS. </text:span></text:p><text:p text:style-name="P86"><text:span text:style-name="T70">PACSAT File</text:span><text:span text:style-name="T69"> – A file or message </text:span><text:span text:style-name="T69">stored in the BBS. <text:s/>Either uploaded </text:span><text:span text:style-name="T69">from the ground or created on the </text:span><text:span text:style-name="T69">spacecraft.</text:span></text:p><text:p text:style-name="P86"><text:span text:style-name="T70">PACSAT File Header</text:span><text:span text:style-name="T69"> – A set of meta </text:span><text:span text:style-name="T69">data associated with a PACSAT File. <text:s/></text:span><text:span text:style-name="T69">See [1].</text:span></text:p><text:p text:style-name="P86"><text:span text:style-name="T70">Directory</text:span><text:span text:style-name="T69"> – The collection of files or </text:span><text:span text:style-name="T69">messages that are stored in the BBS.</text:span></text:p><text:p text:style-name="P86"><text:span text:style-name="T70">BBS</text:span><text:span text:style-name="T69"> – The Bulletin Board System or </text:span><text:span text:style-name="T69">program running on the satellite that </text:span><text:span text:style-name="T69">allows the storage of PACSAT Files in a </text:span><text:span text:style-name="T69">Directory and supports the query, </text:span><text:span text:style-name="T69">retrieval, broadcast and management </text:span><text:span text:style-name="T69">of those files.</text:span></text:p></draw:text-box></draw:frame>This <text:span text:style-name="T19">document</text:span> is an initial <text:span text:style-name="T19">discussion</text:span> of the basic operations of <text:span text:style-name="T19">a new</text:span> PACSAT <text:span text:style-name="T6">Bulletin Board System (</text:span>BBS<text:span text:style-name="T6">)</text:span>. <text:s/>This can be used <text:span text:style-name="T19">as the basis for a </text:span><text:span text:style-name="T63">detailed design</text:span><text:span text:style-name="T19"> and to help</text:span> choose the hardware needed for <text:span text:style-name="T19">things like </text:span>memory and compute.</text:p>
      <text:p text:style-name="P68">This document <text:span text:style-name="T45">is organized into the following sections:</text:span></text:p>
      <text:list xml:id="list201173797" text:style-name="L8">
        <text:list-item>
          <text:p text:style-name="P70"><text:span text:style-name="T9">Purpose of the BBS</text:span><text:span text:style-name="T44"> – </text:span><text:span text:style-name="T46">what is the primary purpose of a PACSAT BBS in an era with high speed internet access available to almost every potential ground station?</text:span></text:p>
        </text:list-item>
        <text:list-item>
          <text:p text:style-name="P70"><text:span text:style-name="T8">Principles</text:span> – <text:span text:style-name="T46">a discussion of the guiding principles that we can use to design the required BBS Operations.</text:span></text:p>
        </text:list-item>
        <text:list-item>
          <text:p text:style-name="P69"><text:span text:style-name="T10">B</text:span><text:span text:style-name="T8">BS Operations</text:span> – <text:span text:style-name="T46">the key operations that the BBS must support and a summary of their functionality.</text:span></text:p>
        </text:list-item>
      </text:list>
      <text:p text:style-name="P71">References are given at the end. <text:s/>In general the technical details of the PACSAT protocols are not discussed. <text:s/>Those should be laid out clearly in a more detailed design.</text:p>
      <text:h text:style-name="P6" text:outline-level="1">Purpose</text:h>
      <text:p text:style-name="P29"><text:span text:style-name="T19">Originally</text:span> the PACSATs were setup to disseminate information, especially <text:span text:style-name="T19">packet messages, or </text:span>“email’, to the <text:span text:style-name="T19">Amateur Radio</text:span> community. <text:s/><text:span text:style-name="T19">Several p</text:span>arts of the <text:span text:style-name="T19">PACSAT </text:span>Protocol deal with mail forwarding and automated gateways. <text:s/>This is now obsolete. <text:s/>The ease of moving information across the internet, and even the availability of high speed internet via satellite (SpaceX Starlink and others), means that other purposes should drive our design. <text:s/>Th<text:span text:style-name="T20">ese</text:span> are <text:span text:style-name="T43">likely</text:span> education, <text:span text:style-name="T46">research </text:span>and fun, <text:span text:style-name="T20">with fun being the characteristic that will sustain use by many stations</text:span>. </text:p>
      <text:p text:style-name="P29"><text:span text:style-name="T20">You may want to add emergency response, but that is </text:span><text:span text:style-name="T46">difficult</text:span><text:span text:style-name="T20"> given the small number of passes and the technical requirements of a ground station. <text:s/></text:span><text:span text:style-name="T46">But it should be discussed.</text:span></text:p>
      <text:p text:style-name="P29"><text:soft-page-break/></text:p>
      <text:p text:style-name="P29"/>
      <text:h text:style-name="P11" text:outline-level="2">Education</text:h>
      <text:p text:style-name="P29">Initially it is a technical challenge and very rewarding to receive the signals from the PACSAT. <text:s/>It is equally rewarding to upload a file or receive a personal message. <text:s/><text:span text:style-name="T18">A lot can be learned to create a reliable automated ground station. <text:s/></text:span><text:span text:style-name="T46">This can be a great project for Amateurs and educators everywhere.</text:span></text:p>
      <text:p text:style-name="P29"><text:span text:style-name="T18">Once those technical challenges are overcome and the ground station automatically handles each pass, it is easy to loose interest and move on. <text:s/>So there needs to be more.</text:span></text:p>
      <text:h text:style-name="P9" text:outline-level="2">Research</text:h>
      <text:p text:style-name="P33">We hope that Amateur Radio will soon extend to missions around the moon and beyond. <text:s/>Those spacecraft will need delay tolerant protocols and would be enriched by the ability to upload and download stored information. We can test the technologies needed in Low Earth Orbit (LEO) and have them ready when the opportunity exists to support deep space missions.</text:p>
      <text:p text:style-name="P72">The PACSAT protocols are antiquated, <text:span text:style-name="T64">were designed to run through a narrow RF channel</text:span> and have no forward error correction. <text:s/>We can experiment with updated schemes to achieve a better result with more modern approaches, while remaining as compatible as possible with the original schemes.</text:p>
      <text:h text:style-name="P11" text:outline-level="2">Fun</text:h>
      <text:p text:style-name="P31">If you are familiar with computer games, then the most realistic or the most technically competent games are not the best. <text:s/>The primary measure of success is how fun they are. <text:s/>We should support as many features as possible that make use of the spacecraft as fun as possible. <text:s/><text:span text:style-name="T21">This should be above and beyond the fun of overcoming the technical challenges to setup a ground station.</text:span> <text:s/>Here are some ideas, <text:span text:style-name="T64">though there are surely many more</text:span>:</text:p>
      <text:list xml:id="list502339441" text:style-name="L4">
        <text:list-item>
          <text:p text:style-name="P30">We could automatically tally DXCC <text:span text:style-name="T64">(or a suitable equivalent)</text:span> based on the messages that stations exchange <text:span text:style-name="T47">with different DXCC counters</text:span>. <text:s/>The “scores” <text:span text:style-name="T47">could</text:span> be available in a file and could be periodically broadcast to all stations. <text:s/>This would encourage the two way exchange of messages with as many countries as possible.</text:p>
        </text:list-item>
        <text:list-item>
          <text:p text:style-name="P30">Stations should be encouraged to collect telemetry. <text:span text:style-name="T47">The</text:span> “leaderboard” for contributors could be available as a file and periodically broadcast.</text:p>
        </text:list-item>
        <text:list-item>
          <text:p text:style-name="P73"><text:soft-page-break/>Messages should be threaded into discussions using a new PACSAT File Header tag. <text:s/>The ground station could then group these together similar to modern email or discussion forums.</text:p>
        </text:list-item>
        <text:list-item>
          <text:p text:style-name="P30">It should be possible to like or up-vote messages and the ground station should support sorting to show those messages first. <text:span text:style-name="T21">The current tally would be stored in a new PACSAT File Header tag. <text:s/></text:span><text:span text:style-name="T47">Sending the up-votes would require a new Broadcast Request message type or could be exchanged when a ground station logs in to perform an upload.</text:span></text:p>
        </text:list-item>
        <text:list-item>
          <text:p text:style-name="P81">Control stations should be able to “pin” messages so they appear at the top of the ground stations list. <text:s/>This could be supported by a new PACSAT File Header tag that can only be set by the server.</text:p>
        </text:list-item>
        <text:list-item>
          <text:p text:style-name="P73">Ground stations could be issued badges or honors in a similar way to modern discussion forums.</text:p>
        </text:list-item>
        <text:list-item>
          <text:p text:style-name="P30">We expect modern files to embed formatting and images. <text:s/>This can all be supported with the existing protocols if the ground station supports HTML or <text:span text:style-name="T64">other m</text:span>arkup. <text:s/>The images don’t even need to be on the spacecraft, <text:span text:style-name="T21">though they could be</text:span>.</text:p>
        </text:list-item>
      </text:list>
      <text:h text:style-name="P9" text:outline-level="2">Emergency Response</text:h>
      <text:p text:style-name="P33">When FalconSat-3 was handed over to the Amateur Radio community Bob Bruninga, <text:span text:style-name="T22">WB4APR (SK),</text:span> suggested <text:span text:style-name="T22">that all of the received bytes be sent to a central place so that a web interface could be provided to the BBS. <text:s/>Then emergency response messages could be exchanged </text:span><text:span text:style-name="T47">with less</text:span><text:span text:style-name="T22"> need for a sophisticated ground station. <text:s/>At least at one end. <text:s/>We could consider this, or other similar use cases, but </text:span><text:span text:style-name="T64">emergency response</text:span><text:span text:style-name="T22"> require</text:span><text:span text:style-name="T47">s</text:span><text:span text:style-name="T22"> a ground station that </text:span><text:span text:style-name="T47">is</text:span><text:span text:style-name="T22"> available and usable in an emergency response situation. <text:s/>It would somehow need to outperform the traditional nets on 40m or 20m.</text:span></text:p>
      <text:p text:style-name="P33"><text:span text:style-name="T22">We should also keep in mind that mirroring the contents o</text:span><text:span text:style-name="T47">f</text:span><text:span text:style-name="T22"> the BBS Directory on the web might take some (or all) of the “fun” out of building your own copy of the BBS</text:span><text:span text:style-name="T21"> </text:span><text:span text:style-name="T22">Directory at your ground station. <text:s/>While we did collect all of the data centrally for FalconSat-3, we only displayed the telemetry centrally and never displayed the consolidated messages and Directory. <text:s/></text:span><text:span text:style-name="T47">But this can be discussed further.</text:span></text:p>
      <text:h text:style-name="Heading_20_1" text:outline-level="1"><text:soft-page-break/>Principles</text:h>
      <text:p text:style-name="P24">There are <text:span text:style-name="T48">many</text:span> principles which drive the design of the BBS. <text:s/><text:span text:style-name="T48">A few important ones are</text:span> summarized <text:span text:style-name="T48">below </text:span><text:span text:style-name="T19">and put in the context of the modern era (</text:span><text:span text:style-name="T17">historically </text:span><text:span text:style-name="T19">these </text:span><text:span text:style-name="T17">were discussed in reference [2]</text:span><text:span text:style-name="T19">)</text:span>:</text:p>
      <text:h text:style-name="Heading_20_2" text:outline-level="2">Broadcast <text:span text:style-name="T62">p</text:span>rotocol <text:span text:style-name="T61">vs</text:span><text:span text:style-name="T11"> connected mode</text:span></text:h>
      <text:p text:style-name="P32">The BBS <text:span text:style-name="T44">s</text:span>tore<text:span text:style-name="T44">s</text:span> and provide files or messages. <text:s/><text:span text:style-name="T7">AX.25 Packet Radio</text:span><text:span text:style-name="T52">[5]</text:span><text:span text:style-name="T7"> is very inefficient at transmitting files to many users. <text:s/>A </text:span>traditional <text:span text:style-name="T7">B</text:span><text:span text:style-name="T11">B</text:span><text:span text:style-name="T7">S typically uses connected mode which guarantees that a station downloads a complete file. <text:s/>If 100 stations need to access the </text:span><text:span text:style-name="T16">AMSAT ANS Bulletin</text:span><text:span text:style-name="T7"> then it must be downloaded 100 times. <text:s/>A satellite is unlike a terrestrial BBS because it covers a vast area. <text:s/>It can therefore broadcast a file to many users at the same time. <text:s/></text:span><text:span text:style-name="T11">We can leverage this to make downloads much more efficient, but we need to cope with missing sections of </text:span>a<text:span text:style-name="T11"> file due to poor reception.</text:span></text:p>
      <text:h text:style-name="Heading_20_2" text:outline-level="2">Non-interactive operations <text:span text:style-name="T11">during a pass</text:span></text:h>
      <text:p text:style-name="P21">Unlike a traditional BBS, stations do not login and interact with online commands throughout a pass. <text:s/>Each pass of the satellite is only 10 minutes <text:span text:style-name="T48">at most</text:span>. <text:s/><text:span text:style-name="T7">The ground station user will therefore make choices in advance of a pass, marking the files they want to download or setting up rules to automatically download new files that are of interest. <text:s/></text:span></text:p>
      <text:p text:style-name="P25">This means that the ground station must hold a copy of the information that is stored on the spacecraft, or at least a copy of the Directory. <text:s/>We can’t login and search for things. <text:s/>Instead we broadcast a complete copy of the Directory to stations on the ground with the ability to close holes in their listings. <text:s/><text:span text:style-name="T20">Then a user can query their local copy of the Directory and select which PACSAT Files to download.</text:span></text:p>
      <text:h text:style-name="Heading_20_2" text:outline-level="2">Receive only stations</text:h>
      <text:p text:style-name="P27"><text:span text:style-name="T11">Many stations will only be able to receive data, </text:span><text:span text:style-name="T20">perhaps</text:span><text:span text:style-name="T11"> using </text:span><text:span text:style-name="T20">just a simple Software Defined Radio</text:span><text:span text:style-name="T11"> </text:span><text:span text:style-name="T20">(</text:span><text:span text:style-name="T11">SDR</text:span><text:span text:style-name="T20">)</text:span><text:span text:style-name="T11"> and will not be able to transmit. <text:s/>The broadcast protocols can allow a rich experience for these stations assuming transmissions are planned to support them. <text:s/>For example, </text:span><text:span text:style-name="T65">recent</text:span><text:span text:style-name="T11"> directory </text:span><text:span text:style-name="T65">entries </text:span><text:span text:style-name="T20">could</text:span><text:span text:style-name="T11"> be automatically broadcast over populated areas to give receive only stations </text:span><text:span text:style-name="T21">details of</text:span><text:span text:style-name="T11"> what is on the spacecraft. <text:s/>Important or interesting </text:span><text:span text:style-name="T21">PACSAT Files</text:span><text:span text:style-name="T11"> can <text:s/>be broadcast on a schedule </text:span><text:span text:style-name="T21">defined by a BBS Control Station</text:span><text:span text:style-name="T11">. <text:s/></text:span><text:span text:style-name="T48">This could have the popularity of Slow Scan TV from the ISS if the content is chosen carefully and is not available elsewhere.</text:span></text:p>
      <text:h text:style-name="P5" text:outline-level="1"><text:soft-page-break/>BBS <text:span text:style-name="T22">Operations</text:span></text:h>
      <text:p text:style-name="P25">The BBS consists of the following components which are discussed below:</text:p>
      <text:list xml:id="list3102565701" text:style-name="L3">
        <text:list-item>
          <text:p text:style-name="P26">PACSAT <text:span text:style-name="T65">File </text:span>Headers</text:p>
        </text:list-item>
        <text:list-item>
          <text:p text:style-name="P26">Directory</text:p>
        </text:list-item>
        <text:list-item>
          <text:p text:style-name="P74">Files</text:p>
        </text:list-item>
        <text:list-item>
          <text:p text:style-name="P26">PACSAT Broadcasts</text:p>
        </text:list-item>
        <text:list-item>
          <text:p text:style-name="P26">File Uploads</text:p>
        </text:list-item>
        <text:list-item>
          <text:p text:style-name="P26">Command and Control</text:p>
        </text:list-item>
      </text:list>
      <text:h text:style-name="P7" text:outline-level="2">PACSAT <text:span text:style-name="T65">File </text:span>Header<text:span text:style-name="T48">s</text:span></text:h>
      <text:p text:style-name="P28">Each message or file stored in the BBS has a PACSAT <text:span text:style-name="T65">File </text:span>Header [1]. <text:s/>This Header stores meta data needed to manage the file on the spacecraft and to help users decide what is stored in the file. <text:span text:style-name="T23">When the user receives the Directory then only the PACSAT File Headers are transmitted. </text:span></text:p>
      <text:p text:style-name="P34">The PACSAT File Header is <text:span text:style-name="T48">pre-pended</text:span> to the start of the file when it is <text:span text:style-name="T65">uploaded or broadcast</text:span>.</text:p>
      <text:p text:style-name="P34">The header is split into three sections:</text:p>
      <text:list xml:id="list765593582" text:style-name="L5">
        <text:list-item>
          <text:p text:style-name="P35">Mandatory Fields – these fields are always present and are in a fixed order</text:p>
        </text:list-item>
        <text:list-item>
          <text:p text:style-name="P35">Extended Header – these fields are present on all “messages”. <text:s/>If a file is a message then all <text:span text:style-name="T48">extended </text:span>fields must be present and are in a fixed order.</text:p>
        </text:list-item>
        <text:list-item>
          <text:p text:style-name="P35">Optional Header – these are only included if needed. <text:s/>Any or all of the fields can be included and can be in any order. <text:s/>We can add new fields for our own purposes.</text:p>
        </text:list-item>
      </text:list>
      <text:h text:style-name="Heading_20_3" text:outline-level="3">Important <text:span text:style-name="T62">f</text:span>ields</text:h>
      <text:p text:style-name="P36">The most important fields for the operation of the BBS are in the Mandatory header. <text:s/><text:span text:style-name="T49">O</text:span>ne <text:span text:style-name="T49">other field is discussed in reference [1] as being in the</text:span> Extended Header, <text:span text:style-name="T49">but is mandatory</text:span> - <text:span text:style-name="T49">the</text:span> uploadTime <text:span text:style-name="T49">field</text:span>. <text:s/><text:span text:style-name="T65">This was made mandatory in an update to the PACSAT Protocols, see </text:span><text:span text:style-name="T66">reference</text:span><text:span text:style-name="T65"> [8].</text:span></text:p>
      <text:p text:style-name="P75">The following fields are the most important:</text:p>
      <text:p text:style-name="P36">FILE_ID – Every PACSAT File is identified by a 32 bit integer. <text:s/>The numbers are not reused once files are purged, so in theory this needs to last the lifetime of the spacecraft. <text:s/>This is the <text:soft-page-break/>number that stations transmit when they <text:span text:style-name="T49">request the</text:span> <text:span text:style-name="T49">broadcast</text:span> <text:span text:style-name="T49">of </text:span>a specific file. <text:s/><text:span text:style-name="T65">I</text:span>t is <text:span text:style-name="T65">also </text:span>the number attached to a fragment of <text:span text:style-name="T49">broadcast </text:span>data so the ground station knows where to store it. <text:s/><text:span text:style-name="T65">I</text:span>t is the number that the spacecraft issues to a ground station that wants to upload a new file.</text:p>
      <text:p text:style-name="P36">FILE_TYPE – Every PACSAT File has a file type represented by an 8 bit number and defined in reference [3]. <text:s/><text:span text:style-name="T24">These are primarily used by the Ground Station which can perform post processing of the file or allow a helper program to open or display it.</text:span></text:p>
      <text:p text:style-name="P38">BODY_OFFSET – This defines how long the PACSAT File Header is and where the actual file data starts.</text:p>
      <text:p text:style-name="P38">BODY_CHECKSUM – This is a simple checksum over the PACSAT File Data. <text:s/>It is primarily to detect uncorrected Single Event Upsets (SEU) in the PACSAT memory, <text:span text:style-name="T49">but it also detects errors in your program when you have bugs. Which is quite useful.</text:span></text:p>
      <text:p text:style-name="P38">HEADER_CHECKSUM – This is similar to the Body Checksum but for the Header.</text:p>
      <text:p text:style-name="P38">UPLOAD_TIME – It is not sufficient to use FILE_ID to confirm if the full directory has been received <text:span text:style-name="T65">on the ground</text:span>. <text:s/>Some FILE_IDs may be discarded because uploads failed, or some files may have been purged. <text:s/>To confirm that all PACSAT File Headers have been received on the ground we use the<text:span text:style-name="T49">ir</text:span> upload times. <text:s/>This is discussed in the Directory section below <text:span text:style-name="T65">and in reference [8]</text:span>.</text:p>
      <text:h text:style-name="Heading_20_3" text:outline-level="3">Other <text:span text:style-name="T62">f</text:span>ields</text:h>
      <text:p text:style-name="P38">Almost all other fields, while they may seem important, are stored by the BBS and simply passed back down to the ground. <text:s/><text:span text:style-name="T49">Some</text:span>, <text:span text:style-name="T49">like </text:span>CREATE_TIME, could <text:span text:style-name="T53">also </text:span>be set by onboard system created files <text:span text:style-name="T53">but are just for information</text:span>.</text:p>
      <text:h text:style-name="Heading_20_3" text:outline-level="3">Filenames (or not)</text:h>
      <text:p text:style-name="P39">It is worth mentioning that the FILE_NAME and FILE_EXT fields are an 8.3 DOS like format that was used to store the file name <text:span text:style-name="T49">in the </text:span><text:span text:style-name="T67">some of the</text:span><text:span text:style-name="T49"> PACSATs</text:span>. <text:s/>In reality the file can be stored in the BBS <text:span text:style-name="T49">using</text:span> the FILE_ID <text:span text:style-name="T49">as the filename, </text:span><text:span text:style-name="T53">or as a handle on a memory pointer. <text:s/>We</text:span> do not need a separate name. <text:s/>So we can ignore it <text:span text:style-name="T67">in most cases. <text:s/>On FalconSat-3 housekeeping processes, such as Whole Orbit Data (WOD) used these fields to store the filename, but it carried no further information.</text:span></text:p>
      <text:p text:style-name="P39">The actual name of <text:span text:style-name="T67">a</text:span> user <text:span text:style-name="T67">message</text:span> file, once the PACSAT File HEADER is removed, <text:span text:style-name="T53">could</text:span> be interpreted as the FILE_NAME.FILE_EXT, but there is also a USER_FILE_NAME field which is in the Optional Header. <text:s/><text:span text:style-name="T53">This is used by the ground station software</text:span> <text:span text:style-name="T53">and</text:span> <text:span text:style-name="T53">can be</text:span> ignored by the BBS.</text:p>
      <text:p text:style-name="P82"><text:soft-page-break/>In detailed design we should standardize how these fields are used.</text:p>
      <text:h text:style-name="Heading_20_3" text:outline-level="3">Optimization</text:h>
      <text:p text:style-name="P76">There are a lot of redundant fields in the PACSAT File Header. <text:s/>We may want to consider a streamlined header that could save considerable bandwidth. <text:s/>There are 5 dates for example. <text:s/>All 4 bytes long. <text:s/>Only upload_time is important. <text:s/><text:span text:style-name="T50">There are 4 “callsigns” or to/from addresses </text:span><text:span text:style-name="T53">covering at least 40 bytes and up to </text:span><text:span text:style-name="T67">a maximum of </text:span><text:span text:style-name="T53">86 bytes</text:span><text:span text:style-name="T50"> (</text:span><text:span text:style-name="T53">all </text:span><text:span text:style-name="T50">in addition to the </text:span><text:span text:style-name="T53">two</text:span><text:span text:style-name="T50"> </text:span><text:span text:style-name="T53">7 byte </text:span><text:span text:style-name="T50">callsigns in the AX.25 header).</text:span> </text:p>
      <text:p text:style-name="P76">The design of the PACSAT File Header was to <text:span text:style-name="T50">support</text:span> <text:span text:style-name="T50">email traffic management and to allow </text:span>a file to be recreated on the ground with its original name and <text:span text:style-name="T67">key </text:span>attributes. <text:s/><text:span text:style-name="T50">It is unlikely either are still a requirement. <text:s/>If we remove these fields and someone still needs to send a file with its file attributes then they can ZIP it into an archive and send the archive as a binary file. <text:s/>Once unzipped the file is recreated as before. <text:s/>That could remove a lot of overhead from </text:span><text:span text:style-name="T53">most file transmissions</text:span><text:span text:style-name="T50">.</text:span></text:p>
      <text:p text:style-name="P77">The protocol includes version numbering in every packet. <text:s/><text:span text:style-name="T67">The version number</text:span> is 2 bits long and is currently version 0b00. <text:s/>We could <text:span text:style-name="T67">perhaps </text:span>create version 0b10 of the PACSAT <text:span text:style-name="T67">File </text:span>Header <text:span text:style-name="T53">with an updated layout</text:span>.</text:p>
      <text:h text:style-name="P8" text:outline-level="2">Directory</text:h>
      <text:h text:style-name="Heading_20_3" text:outline-level="3">Directory Broadcasts</text:h>
      <text:p text:style-name="P39"><text:span text:style-name="T51">U</text:span>sers are not interactively connected to the BBS listing files or searching for content. <text:s/>Instead they will store a copy of the Directory at their ground station. <text:s text:c="2"/>In the BBS the Directory consists of PACSAT Files, each with a PACSAT <text:span text:style-name="T67">File </text:span>Header. <text:s/>The newest Directory entries can be automatically broadcast to all users or users can request entries that they are missing.</text:p>
      <text:p text:style-name="P39">A Directory Broadcast is <text:span text:style-name="T51">sent in an</text:span> AX.25 <text:span text:style-name="T25">Unnumbered Information (UI)</text:span> Frame <text:span text:style-name="T25">with Protocol Identifier (PID) of 0xBD </text:span><text:span text:style-name="T53">(See reference [5] for details of UI frames)</text:span><text:span text:style-name="T25">. <text:s/></text:span><text:span text:style-name="T53">A Directory Broadcast</text:span><text:span text:style-name="T25"> contains a short header indicating the FILE_ID this refers to, an OFFSET, two dates (discussed below) and the bytes of the PACSAT File Header. <text:s/>The OFFSET </text:span><text:span text:style-name="T51">(and </text:span><text:span text:style-name="T54">one</text:span><text:span text:style-name="T51"> bit in the flag byte) </text:span><text:span text:style-name="T25">allow</text:span><text:span text:style-name="T51">s</text:span><text:span text:style-name="T25"> a long PACSAT </text:span><text:span text:style-name="T51">File Header</text:span><text:span text:style-name="T25"> to be sent across two </text:span><text:span text:style-name="T51">or more packets</text:span><text:span text:style-name="T25">. <text:s/>This is also why you need the FILE_ID </text:span><text:span text:style-name="T51">at the start of each Directory Broadcast Packet.</text:span><text:span text:style-name="T25"> <text:s/></text:span><text:span text:style-name="T54">Y</text:span><text:span text:style-name="T25">ou could be receiving the second half of a Directory Header without </text:span><text:span text:style-name="T51">its </text:span><text:span text:style-name="T25">FILE_ID field.</text:span></text:p>
      <text:h text:style-name="Heading_20_3" text:outline-level="3">t_old and t_new</text:h>
      <text:p text:style-name="P41">The Directory Broadcast <text:span text:style-name="T51">header </text:span>contains two dates called t_old and t_new which allow the Ground Station to determine if it has a complete directory listing. <text:s/>The two dates guarantee:</text:p>
      <text:p text:style-name="P42"><text:soft-page-break/>There are no files other than this one where t_old &lt;= UPLOAD_TIME &lt;= t_new</text:p>
      <text:p text:style-name="P44">The BBS does not need to store these old and new times, <text:span text:style-name="T51">it</text:span> can calculate them when each Directory Broadcast is transmitted. <text:s/>The Directory needs to be sorted by UPLOAD_TIME <text:span text:style-name="T26">and each file needs a unique UPLOAD_TIME. <text:s/>W</text:span>hen a Directory Broadcast is sent:</text:p>
      <text:p text:style-name="P43">t_old is set to 1 second after the upload time of the previous file</text:p>
      <text:p text:style-name="P43">t_new is set to 1 second before the time of the next file</text:p>
      <text:p text:style-name="P47">This is discussed in reference [8].</text:p>
      <text:h text:style-name="Heading_20_3" text:outline-level="3">Directory Requests</text:h>
      <text:p text:style-name="P45">A ground station can <text:span text:style-name="T51">use the t_old and t_new dates to calculate a</text:span> <text:span text:style-name="T31">D</text:span>irectory <text:span text:style-name="T31">Broadcast R</text:span>equest for any “holes” that it has in its Directory. <text:s/>These are identified as gaps in the date ranges. <text:s/>A complete directory will have no gaps between the t_old and t_new dates of the Directory Headers.</text:p>
      <text:p text:style-name="P45">If there are gaps then the ground station transmits an AX.25 UI Frame with a PID of 0xBD and a short header indicating that this is a directory fill request. <text:s/>The header is followed by a list of date pairs indicating the holes in <text:span text:style-name="T30">its</text:span> directory.</text:p>
      <text:p text:style-name="P45">Upon receiving the Directory <text:span text:style-name="T31">Broadcast </text:span>Request the BBS will transmit all of the Directory Headers that <text:span text:style-name="T30">have an UPLOAD_TIME</text:span> between the date pairs. <text:s/></text:p>
      <text:p text:style-name="P46">Once the <text:span text:style-name="T52">directory </text:span>broadcast is complete, if the ground station still has holes in the directory, then it can transmit a new Directory Broadcast Request <text:span text:style-name="T52">for</text:span> the remaining holes.</text:p>
      <text:h text:style-name="P10" text:outline-level="2">Files</text:h>
      <text:h text:style-name="Heading_20_3" text:outline-level="3">File Broadcasts</text:h>
      <text:p text:style-name="P52">Files are identified by their FILE_ID. <text:s/>Interesting files can be broadcast automatically or files can be requested by a ground station.</text:p>
      <text:p text:style-name="P40">A <text:span text:style-name="T30">File</text:span> Broadcast is a<text:span text:style-name="T52">n</text:span> AX.25 <text:span text:style-name="T25">Unnumbered Information (UI)</text:span> Frame <text:span text:style-name="T25">with PID of 0xB</text:span><text:span text:style-name="T30">B</text:span><text:span text:style-name="T25">. <text:s/>It contains a short header indicating the FILE_ID this refers to, </text:span><text:span text:style-name="T30">the FILE_TYPE, </text:span><text:span text:style-name="T25">an OFFSET </text:span><text:span text:style-name="T30">and a </text:span><text:span text:style-name="T54">set of bytes from</text:span><text:span text:style-name="T30"> the file</text:span><text:span text:style-name="T25">. <text:s/>The OFFSET </text:span><text:span text:style-name="T30">indicates where these bytes should be inserted into the file and is the exact number that is used in a file seek() operation </text:span><text:span text:style-name="T54">before they are </text:span><text:span text:style-name="T67">written to storage</text:span><text:span text:style-name="T54">.</text:span></text:p>
      <text:p text:style-name="P52">The ground station save<text:span text:style-name="T54">s</text:span> <text:span text:style-name="T67">all</text:span> received file broadcasts to disk, even broadcast<text:span text:style-name="T67">s</text:span> meant for other people. <text:s/><text:span text:style-name="T67">If files are partially received then the ground station operator can later decide if they want to receive the rest of the file, which can be requested with File Requests.</text:span></text:p>
      <text:h text:style-name="Heading_20_3" text:outline-level="3"><text:soft-page-break/>File Requests</text:h>
      <text:p text:style-name="P53">A ground station can send a File Broadcast Request <text:span text:style-name="T68">to download new files or</text:span> for any “holes” that it has in a file. <text:s/>A hole in a file is <text:span text:style-name="T54">represented by</text:span> a byte offset and length, indicating the bytes that are missing. <text:s/>The BBS does not need to know how to calculate this <text:span text:style-name="T54">and it is easy to process</text:span>. <text:s/><text:span text:style-name="T54">For those interested, the ground station uses </text:span>the algorithm for IP Packet re-assembly <text:span text:style-name="T68">(</text:span>RFC 815<text:span text:style-name="T68">)</text:span> <text:span text:style-name="T54">to calculate the holes. <text:s/>See reference [7].</text:span></text:p>
      <text:p text:style-name="P53">The ground station transmits an AX.25 UI Frame with a PID of 0xBB and a short header indicating it is a File Broadcast Request. <text:s/>It contains the FILE_ID and either a flag indicating the the whole file should be transmitted or a flag indicating that that a list of holes should be transmitted. <text:s/>This is then followed by the holes list.</text:p>
      <text:p text:style-name="P53">The BBS works through the File Broadcast Request transmitting the file or the requested parts of the file in chunks. <text:s/>Once the operation is complete, if the ground station still has holes in the file, then it can transmit a new File Broadcast Request with the remaining holes.</text:p>
      <text:h text:style-name="Heading_20_2" text:outline-level="2">PACSAT Broadcast</text:h>
      <text:h text:style-name="Heading_20_3" text:outline-level="3">PB Status</text:h>
      <text:p text:style-name="P48">Ground stations monitor the down-link frequency of the spacecraft until they can hear its signal. <text:s/>Specifically they look for the status of the PACSAT Broadcast or PB before they transmit a Broadcast Request. <text:s/>The BBS must transmit this frequently. <text:s/><text:span text:style-name="T55">Confusingly it contains information encoded in the “destination” callsign</text:span><text:span text:style-name="T68">s name,</text:span> <text:span text:style-name="T55">as well as </text:span>a list of the callsigns that are currently “on the PB”. e.g.:</text:p>
      <text:p text:style-name="P48"><text:tab/><text:span text:style-name="T12">PB AC2CZ G0KLA/D<text:tab/><text:tab/><text:tab/><text:tab/>- </text:span><text:span text:style-name="T13">sent to the callsign PBLIST</text:span></text:p>
      <text:p text:style-name="P48"><text:span text:style-name="T12"><text:tab/>PB Empty.<text:tab/><text:tab/><text:tab/><text:tab/><text:tab/><text:tab/>- </text:span><text:span text:style-name="T13">sent to the callsign PBLIST</text:span></text:p>
      <text:p text:style-name="P48"><text:span text:style-name="T12"><text:tab/>PB Closed.<text:tab/><text:tab/><text:tab/><text:tab/><text:tab/><text:tab/>- </text:span><text:span text:style-name="T13">sent to the callsign PB</text:span><text:span text:style-name="T14">SHUT</text:span></text:p>
      <text:p text:style-name="P48">The first means that AC2CZ and G0KLA are on the PB and G0KLA is receiving a directory broadcast. <text:s/>The second indicates that no one is on the PB and the last that the PB is shut and not available. <text:s/><text:span text:style-name="T55">If the PB is full and no more stations can be added then the status is sent to the callsign PBFULL.</text:span></text:p>
      <text:p text:style-name="P49">Each time the BBS receives a Broadcast request it is added to the PB. <text:s/><text:span text:style-name="T27">The PB acknowledges the station by sending a UI packet </text:span><text:span text:style-name="T56">with PID 0xF0</text:span><text:span text:style-name="T27">. <text:s/>This tells the ground station </text:span><text:span text:style-name="T68">it can stop</text:span><text:span text:style-name="T27"> sending </text:span><text:span text:style-name="T56">its</text:span><text:span text:style-name="T27"> request. <text:s/>The ground station will also stop if it sees that it is now on the PB or is receiving the requested content. <text:s/></text:span><text:span text:style-name="T28">The response when the station is added to the PB is, </text:span><text:span text:style-name="T56">e.g.</text:span><text:span text:style-name="T28">:</text:span></text:p>
      <text:p text:style-name="P49"><text:soft-page-break/><text:tab/><text:span text:style-name="T27">OK AC2CZ</text:span></text:p>
      <text:p text:style-name="P49">The BBS will reject Broadcast requests from stations that are already on the PB <text:span text:style-name="T68">or who request invalid files</text:span>. <text:s/><text:span text:style-name="T27">It will send a message like th</text:span><text:span text:style-name="T28">ese</text:span><text:span text:style-name="T27"> in a UI frame:</text:span></text:p>
      <text:p text:style-name="P49"><text:tab/><text:span text:style-name="T27">NO -1 AC2CZ</text:span></text:p>
      <text:p text:style-name="P49"><text:tab/><text:span text:style-name="T28">NO -</text:span><text:span text:style-name="T29">2</text:span><text:span text:style-name="T28"> AC2CZ</text:span></text:p>
      <text:p text:style-name="P50"><text:span text:style-name="T28">Where -1</text:span><text:span text:style-name="T27"> indicat</text:span><text:span text:style-name="T28">es</text:span><text:span text:style-name="T27"> a “temporary error” and the station should try later, -</text:span><text:span text:style-name="T29">2 indicates a file is not available</text:span><text:span text:style-name="T27">. <text:s/></text:span><text:span text:style-name="T29">The full list of errors is not well defined and should be part of our design.</text:span></text:p>
      <text:p text:style-name="P79">Interestingly the PACSAT Protocols say that these “OK” and “NO” messages are for manual ground stations and should not be used by automated ground stations. <text:s/>But it is not clear how an automated station would otherwise <text:span text:style-name="T68">easily </text:span>obtain this information.</text:p>
      <text:h text:style-name="Heading_20_3" text:outline-level="3">PB Operation</text:h>
      <text:p text:style-name="P49">The BBS then services the stations <text:span text:style-name="T29">on the PB </text:span>round robin, sending the next packet <text:span text:style-name="T27">for</text:span> each one in turn. <text:s/><text:span text:style-name="T68">T</text:span><text:span text:style-name="T27">he packets don’t go to the stations directly. They are sent </text:span><text:span text:style-name="T68">to destination QST-1 </text:span><text:span text:style-name="T27">as AX.25 UI </text:span><text:span text:style-name="T56">f</text:span><text:span text:style-name="T27">rames with a PID of 0xBB for Files and 0xBD for Directory Headers. <text:s/>All stations can receive them. <text:s/>So </text:span><text:span text:style-name="T29">in the first PB example above </text:span><text:span text:style-name="T27">G0KLA is </text:span><text:span text:style-name="T29">also </text:span><text:span text:style-name="T27">receiving the file that AC2CZ requested and AC2CZ is receiving the Directory Headers. As is any other station listening in. <text:s/>Any duplicate data is ignored on the ground.</text:span></text:p>
      <text:p text:style-name="P51">If a station is on the PB for a time exceeding the timeout (typically 10 mins to match a pass length) then it is removed. <text:s/>If the request for a station is complete then it is also removed.</text:p>
      <text:p text:style-name="P79">There is also a <text:span text:style-name="T68">BBS </text:span>mechanism to cancel a file request but this is not implemented in PacsatGround. <text:s/>There is currently no provision to cancel a directory request.</text:p>
      <text:h text:style-name="Heading_20_2" text:outline-level="2">File Uploads</text:h>
      <text:p text:style-name="P53">If would be very inefficient to upload <text:span text:style-name="T56">files </text:span>using <text:span text:style-name="T56">AX.25 </text:span>UI frames. <text:s/><text:span text:style-name="T33">While they have an advantage when broadcasting to many stations, they offer no advantage</text:span> <text:span text:style-name="T33">when</text:span> <text:span text:style-name="T33">only </text:span>one station <text:span text:style-name="T33">(the BBS)</text:span> is receiving the file. <text:s/>AX.25 connected mode <text:span text:style-name="T33">already contains the logic to ensure that all data is successfully sent and acknowledged.</text:span> <text:s/>File Uploads therefore follow the <text:span text:style-name="T32">File Transfer Level 0 (</text:span>FTL0<text:span text:style-name="T32">)</text:span> Protocol, which <text:span text:style-name="T68">sits on top of</text:span> AX.25 Connected mode. <text:s/><text:span text:style-name="T56">See reference [5] for full details of AX.25 connected mode.</text:span> <text:s/>See reference [4] <text:span text:style-name="T56">for a full discussion of FTL0</text:span>, <text:span text:style-name="T33">but note that the original design for FTL0 envisaged Uploads, Downloads and queries of the BBS. <text:s/>Little of that functionality was </text:span><text:span text:style-name="T56">actually </text:span><text:span text:style-name="T33">used. <text:s/>It is restricted to the </text:span><text:span text:style-name="T56">upload</text:span><text:span text:style-name="T33"> of files. <text:s/></text:span></text:p>
      <text:h text:style-name="Heading_20_3" text:outline-level="3"><text:soft-page-break/>Uplink Status</text:h>
      <text:p text:style-name="P56">Similarly to the PB, which controls and publishes which stations are receiving broadcast requests, FTL0 periodically <text:span text:style-name="T34">publishes the availability of the uplink with something like the following:</text:span></text:p>
      <text:p text:style-name="P57"><text:tab/><text:span text:style-name="T12">Open ABCD:</text:span></text:p>
      <text:p text:style-name="P57"><text:span text:style-name="T12"><text:tab/>Open AB</text:span><text:span text:style-name="T15">C</text:span><text:span text:style-name="T12"> G0KLA </text:span><text:span text:style-name="T15">D:</text:span></text:p>
      <text:p text:style-name="P57">The first message means that the uplink is available and there are no stations connected to any of the four receivers. <text:s/>The second means that <text:span text:style-name="T57">G0KLA</text:span> is connected to the receiver on frequency <text:span text:style-name="T57">C</text:span>. <text:s/>More than one station can connect on each frequency, but clearly you have the best chance of connecting on a clear frequency. <text:s/><text:span text:style-name="T35">The ground station can choose to interpret and display these messages as it sees fit. <text:s/>If it is in control of the uplink frequency then it can try to pick a clear channel. <text:s/></text:span><text:span text:style-name="T57">Note however that this gives no indication how busy each receiver is handling broadcast requests.</text:span></text:p>
      <text:p text:style-name="P83">These messages were not well standardized on past PACSATs and are confusing. <text:s/>We could discuss the best way to send this information.</text:p>
      <text:h text:style-name="Heading_20_3" text:outline-level="3">Uplink Process</text:h>
      <text:p text:style-name="P59">The ground station connects to the BBS to initiate an uplink by sending a normal AX.25 SAMB frame to the BBS callsign. <text:s/><text:span text:style-name="T68">T</text:span>his is a separate callsign to the one used for Broadcast Requests. <text:s/><text:span text:style-name="T36">The BBS negotiates the connection in the normal way and then the two stations exchange connected mode I-frames containing data</text:span><text:span text:style-name="T37">, with a normal AX.25 Disconnect at the end</text:span><text:span text:style-name="T36">. <text:s/></text:span><text:span text:style-name="T52">See reference [5] for a complete discussion of AX.25.</text:span></text:p>
      <text:p text:style-name="P59"><text:span text:style-name="T36">The data stream is considered continuous and not bounded by the start and end of the I-frames. <text:s/>Instead we process FTL0 frames which consist of a header, a defined type, </text:span><text:span text:style-name="T37">a length</text:span><text:span text:style-name="T36"> and </text:span><text:span text:style-name="T37">a </text:span><text:span text:style-name="T36">chunk of data </text:span><text:span text:style-name="T37">specified by that length</text:span><text:span text:style-name="T36">. <text:s/></text:span><text:span text:style-name="T37">The data may run across I-frames.</text:span></text:p>
      <text:p text:style-name="P60">The FTL0 conversation proceeds as follows to upload a file:</text:p>
      <text:list xml:id="list213068357" text:style-name="L6">
        <text:list-item>
          <text:p text:style-name="P61"><text:span text:style-name="T38">LOGIN_RESP: </text:span>On<text:span text:style-name="T37">c</text:span>e connected the <text:span text:style-name="T37">server</text:span> sends <text:span text:style-name="T38">an FTL0 LOGIN_RESP </text:span><text:span text:style-name="T40">packet</text:span><text:span text:style-name="T38"> with 5 information bytes giving the login time and an information byte.</text:span></text:p>
        </text:list-item>
        <text:list-item>
          <text:p text:style-name="P62">UPLOAD_CMD: The ground station <text:span text:style-name="T39">then </text:span>sends the FTL0 <text:span text:style-name="T39">UPLOAD_CMD </text:span><text:span text:style-name="T40">packet</text:span><text:span text:style-name="T39"> with a </text:span><text:span text:style-name="T58">FILE_ID</text:span><text:span text:style-name="T39"> and a length. <text:s/>If this is a new file then the </text:span><text:span text:style-name="T58">FILE_ID</text:span><text:span text:style-name="T39"> is zero.</text:span></text:p>
        </text:list-item>
        <text:list-item>
          <text:p text:style-name="P63">UL_GO_RESP: <text:s/>If the server has room for the file it sends a<text:span text:style-name="T58">n</text:span> FTL0 UL_GO_RESP <text:span text:style-name="T40">packet</text:span>. <text:s/>If this is a new file i<text:span text:style-name="T58">t</text:span> allocates a <text:span text:style-name="T58">new FILE_ID</text:span>. <text:s/>If it was an existing file, which the ground station has partially uploaded, then it includes the byte offset of the <text:span text:style-name="T58">next</text:span> byte it <text:span text:style-name="T58">expects to </text:span>receive.</text:p>
        </text:list-item>
        <text:list-item>
          <text:p text:style-name="P63"><text:soft-page-break/>UL_ERROR_RESP: If the server does not have room for the file <text:s/>or if there is any other error (perhaps the partially uploaded file has been purged or the number was not valid) then it sends an FTL0 UL_ERROR_RESP <text:span text:style-name="T40">packet</text:span> with an appropriate error message.</text:p>
        </text:list-item>
        <text:list-item>
          <text:p text:style-name="P64">DATA: The ground station then sends a series of FTL0 DATA packets containing the bytes of the file, beginning at the offset number supplied by the server. <text:s/>There is no need for the server to “reply” to each packet with another FTL0 packet because this is taken care of by the AX.25 connected mode. <text:s/>Each I-frame receives an RR Frame in response confirming or asking for a resend, until each packet is received or we time out.</text:p>
        </text:list-item>
        <text:list-item>
          <text:p text:style-name="P64">DATA_END: After transmitting the last DATA packet the ground station sends an FTL0 DATA_END packet.</text:p>
        </text:list-item>
        <text:list-item>
          <text:p text:style-name="P64">UL_ACK_RESP: The server checks the integrity of the uploaded file including recalculating the check sums in the PACSAT Header. <text:s/>If it passes then a UL_ACK_RESP FTL0 packet is sent.</text:p>
        </text:list-item>
        <text:list-item>
          <text:p text:style-name="P64">UL_NAK_RESP: The server can terminate the upload at any time by sending an FTL0 UL_NAK_RESP frame. This is also sent after the DATA_END packet if something went wrong. <text:s/>It includes a suitable error message.</text:p>
        </text:list-item>
        <text:list-item>
          <text:p text:style-name="P64">Time out: If the link fails during the upload <text:span text:style-name="T41">then the server retains the offset of the last byte received and disconnects the ground station.</text:span></text:p>
        </text:list-item>
        <text:list-item>
          <text:p text:style-name="P65">The client can choose to upload another file while it is connected or it can then close the A<text:span text:style-name="T58">X.</text:span>25 connected mode link in the normal way.</text:p>
        </text:list-item>
      </text:list>
      <text:p text:style-name="P58"/>
      <text:p text:style-name="P66">This upload process is explained in detail in Reference [4] with a state machine design in Appendix B. <text:s/>Ignore all parts of this document except the <text:span text:style-name="T58">u</text:span>pload of files.</text:p>
      <text:h text:style-name="Heading_20_2" text:outline-level="2">Command and Contro<text:span text:style-name="T42">l</text:span></text:h>
      <text:p text:style-name="P66">Previous PACSATs allow control stations to set many BBS parameters from the ground. <text:s/><text:span text:style-name="T42">Some examples include</text:span>:</text:p>
      <text:list xml:id="list3033078125" text:style-name="L7">
        <text:list-item>
          <text:p text:style-name="P67">How many stations are allowed on the PB?</text:p>
        </text:list-item>
        <text:list-item>
          <text:p text:style-name="P67">What telemetry is collected and stored in files for downloaded?</text:p>
        </text:list-item>
        <text:list-item>
          <text:p text:style-name="P67">How long are files retained?</text:p>
        </text:list-item>
        <text:list-item>
          <text:p text:style-name="P67"><text:soft-page-break/>What files are automatically broadcast?</text:p>
        </text:list-item>
        <text:list-item>
          <text:p text:style-name="P67">How often is the Directory automatically broadcast?</text:p>
        </text:list-item>
      </text:list>
      <text:p text:style-name="P66">PACSATs allowed the re-upload and re-initialization of the BBS software. <text:s/>This allowed changes and updates to be made after launch. <text:s/>Clearly this mechanism would need to be robust.</text:p>
      <text:h text:style-name="P12" text:outline-level="2">Summary of <text:span text:style-name="T59">UI </text:span>frame types</text:h>
      <text:p text:style-name="P80">Frames sent by the server <text:span text:style-name="T60">from the broadcast callsig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ype</text:p>
          </table:table-cell>
          <table:table-cell table:style-name="Table1.A1" office:value-type="string">
            <text:p text:style-name="P17">AX.25 Frame</text:p>
          </table:table-cell>
          <table:table-cell table:style-name="Table1.A1" office:value-type="string">
            <text:p text:style-name="P17"><text:span text:style-name="T59">AX.25 </text:span>PID</text:p>
          </table:table-cell>
          <table:table-cell table:style-name="Table1.D1" office:value-type="string">
            <text:p text:style-name="P17">T<text:span text:style-name="T59">o </text:span>Callsign</text:p>
          </table:table-cell>
        </table:table-row>
        <table:table-row>
          <table:table-cell table:style-name="Table1.A2" office:value-type="string">
            <text:p text:style-name="P15">PB Status</text:p>
          </table:table-cell>
          <table:table-cell table:style-name="Table1.A2" office:value-type="string">
            <text:p text:style-name="P16">UI</text:p>
          </table:table-cell>
          <table:table-cell table:style-name="Table1.A2" office:value-type="string">
            <text:p text:style-name="P16">F0</text:p>
          </table:table-cell>
          <table:table-cell table:style-name="Table1.D2" office:value-type="string">
            <text:p text:style-name="P15">PBLIST</text:p>
          </table:table-cell>
        </table:table-row>
        <table:table-row>
          <table:table-cell table:style-name="Table1.A2" office:value-type="string">
            <text:p text:style-name="P15">PB is Full</text:p>
          </table:table-cell>
          <table:table-cell table:style-name="Table1.A2" office:value-type="string">
            <text:p text:style-name="P16">UI</text:p>
          </table:table-cell>
          <table:table-cell table:style-name="Table1.A2" office:value-type="string">
            <text:p text:style-name="P16">F0</text:p>
          </table:table-cell>
          <table:table-cell table:style-name="Table1.D2" office:value-type="string">
            <text:p text:style-name="P15">PBFULL or PBCTRL</text:p>
          </table:table-cell>
        </table:table-row>
        <table:table-row>
          <table:table-cell table:style-name="Table1.A2" office:value-type="string">
            <text:p text:style-name="P15">PB is Closed</text:p>
          </table:table-cell>
          <table:table-cell table:style-name="Table1.A2" office:value-type="string">
            <text:p text:style-name="P16">UI</text:p>
          </table:table-cell>
          <table:table-cell table:style-name="Table1.A2" office:value-type="string">
            <text:p text:style-name="P16">F0</text:p>
          </table:table-cell>
          <table:table-cell table:style-name="Table1.D2" office:value-type="string">
            <text:p text:style-name="P15">PBSHUT</text:p>
          </table:table-cell>
        </table:table-row>
        <table:table-row>
          <table:table-cell table:style-name="Table1.A2" office:value-type="string">
            <text:p text:style-name="P15">Directory Broadcast</text:p>
          </table:table-cell>
          <table:table-cell table:style-name="Table1.A2" office:value-type="string">
            <text:p text:style-name="P19">UI</text:p>
          </table:table-cell>
          <table:table-cell table:style-name="Table1.A2" office:value-type="string">
            <text:p text:style-name="P19">BD</text:p>
          </table:table-cell>
          <table:table-cell table:style-name="Table1.D2" office:value-type="string">
            <text:p text:style-name="P18">QST-1</text:p>
          </table:table-cell>
        </table:table-row>
        <table:table-row>
          <table:table-cell table:style-name="Table1.A2" office:value-type="string">
            <text:p text:style-name="P18">File Broadcast</text:p>
          </table:table-cell>
          <table:table-cell table:style-name="Table1.A2" office:value-type="string">
            <text:p text:style-name="P19">UI</text:p>
          </table:table-cell>
          <table:table-cell table:style-name="Table1.A2" office:value-type="string">
            <text:p text:style-name="P19">BB</text:p>
          </table:table-cell>
          <table:table-cell table:style-name="Table1.D2" office:value-type="string">
            <text:p text:style-name="P18">QST-1</text:p>
          </table:table-cell>
        </table:table-row>
        <table:table-row>
          <table:table-cell table:style-name="Table1.A2" office:value-type="string">
            <text:p text:style-name="P18">Broadcast OK / NO</text:p>
          </table:table-cell>
          <table:table-cell table:style-name="Table1.A2" office:value-type="string">
            <text:p text:style-name="P19">UI</text:p>
          </table:table-cell>
          <table:table-cell table:style-name="Table1.A2" office:value-type="string">
            <text:p text:style-name="P19">BB</text:p>
          </table:table-cell>
          <table:table-cell table:style-name="Table1.D2" office:value-type="string">
            <text:p text:style-name="P18">Ground Station callsign</text:p>
          </table:table-cell>
        </table:table-row>
        <table:table-row>
          <table:table-cell table:style-name="Table1.A2" office:value-type="string">
            <text:p text:style-name="P18">Various with intent indicated by destination callsign</text:p>
          </table:table-cell>
          <table:table-cell table:style-name="Table1.A2" office:value-type="string">
            <text:p text:style-name="P19">UI</text:p>
          </table:table-cell>
          <table:table-cell table:style-name="Table1.A2" office:value-type="string">
            <text:p text:style-name="P19">F0</text:p>
          </table:table-cell>
          <table:table-cell table:style-name="Table1.D2" office:value-type="string">
            <text:p text:style-name="P18">TLMI-1 TLMI-2 LSTAT TIME-1</text:p>
          </table:table-cell>
        </table:table-row>
      </table:table>
      <text:p text:style-name="P80"/>
      <text:h text:style-name="P4" text:outline-level="1">References</text:h>
      <text:list xml:id="list3673098592" text:style-name="L2">
        <text:list-item>
          <text:p text:style-name="P23">PACSAT File Header Definition, Jeff Ward G0/K8KA, Harold E. Price NK6K, <text:a xlink:type="simple" xlink:href="https://www.g0kla.com/pacsat/fhead.txt" text:style-name="Internet_20_link" text:visited-style-name="Visited_20_Internet_20_Link">https://www.g0kla.com/pacsat/fhead.txt</text:a></text:p>
        </text:list-item>
        <text:list-item>
          <text:p text:style-name="P23">PACSAT Protocol Suite – An Overview, Jeff Ward G0/K8KA, Harold E. Price NK6K , <text:a xlink:type="simple" xlink:href="https://www.g0kla.com/pacsat/intro.txt" text:style-name="Internet_20_link" text:visited-style-name="Visited_20_Internet_20_Link">https://www.g0kla.com/pacsat/intro.txt</text:a></text:p>
        </text:list-item>
        <text:list-item>
          <text:p text:style-name="P37">Historical PACSAT File Types, <text:a xlink:type="simple" xlink:href="https://www.g0kla.com/pacsat/ftypes.txt" text:style-name="Internet_20_link" text:visited-style-name="Visited_20_Internet_20_Link">https://www.g0kla.com/pacsat/ftypes.txt</text:a></text:p>
        </text:list-item>
        <text:list-item>
          <text:p text:style-name="P55"><text:span text:style-name="T42">PACSAT</text:span> Protocol: File Transfer Level 0, <text:span text:style-name="T7">Jeff Ward G0/K8KA, Harold E. Price NK6K,</text:span> <text:a xlink:type="simple" xlink:href="https://www.g0kla.com/pacsat/ftl0.txt" text:style-name="Internet_20_link" text:visited-style-name="Visited_20_Internet_20_Link">https://www.g0kla.com/pacsat/ftl0.txt</text:a> and its update: <text:a xlink:type="simple" xlink:href="https://www.g0kla.com/pacsat/ftl0u1.txt" text:style-name="Internet_20_link" text:visited-style-name="Visited_20_Internet_20_Link">https://www.g0kla.com/pacsat/ftl0u1.txt</text:a></text:p>
        </text:list-item>
        <text:list-item>
          <text:p text:style-name="P78">AX.25 Link Access Protocol for Amateur Packet Radio, Version 2.2, July 1998, William A. Beech, NJ7P, Douglas E. Nielsen, N7LEM, Jack Taylor, N7OO, <text:a xlink:type="simple" xlink:href="https://www.tapr.org/pdf/AX25.2.2.pdf" text:style-name="Internet_20_link" text:visited-style-name="Visited_20_Internet_20_Link">https://www.tapr.org/pdf/AX25.2.2.pdf</text:a></text:p>
        </text:list-item>
        <text:list-item>
          <text:p text:style-name="P78"><text:soft-page-break/>FX.25, <text:a xlink:type="simple" xlink:href="https://en.wikipedia.org/wiki/FX.25_Forward_Error_Correction" text:style-name="Internet_20_link" text:visited-style-name="Visited_20_Internet_20_Link">https://en.wikipedia.org/wiki/FX.25_Forward_Error_Correction</text:a></text:p>
        </text:list-item>
        <text:list-item>
          <text:p text:style-name="P54">IP DATAGRAM REASSEMBLY ALGORITHMS RFC 815, <text:span text:style-name="T54">David D. Clark, 1982,</text:span> here<text:a xlink:type="simple" xlink:href="https://tools.ietf.org/html/rfc815" text:style-name="Internet_20_link" text:visited-style-name="Visited_20_Internet_20_Link">https://tools.ietf.org/html/rfc815</text:a></text:p>
        </text:list-item>
        <text:list-item>
          <text:p text:style-name="P22"><text:span text:style-name="T65">PACSAT Broadcast Protocol Update 2, </text:span><text:span text:style-name="T7">eff Ward G0/K8KA, Harold E. Price NK6K,</text:span><text:span text:style-name="T65"> </text:span><text:a xlink:type="simple" xlink:href="https://www.g0kla.com/pacsat/bdcastu2.txt" text:style-name="Internet_20_link" text:visited-style-name="Visited_20_Internet_20_Link"><text:span text:style-name="T31">https://www.g0kla.com/pacsat/bdcastu2.txt</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onospace" svg:font-family="Monospace" style:font-adornments="Regular"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text:number-lines="true" text:line-number="1"/>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MP2" style:family="paragraph" style:parent-style-name="Footer">
      <style:paragraph-properties fo:text-align="center" style:justify-single-word="false"/>
    </style:style>
    <style:style style:name="MT1" style:family="text">
      <style:text-properties officeooo:rsid="001b57bb"/>
    </style:style>
    <style:style style:name="MT2" style:family="text">
      <style:text-properties officeooo:rsid="000efcd3"/>
    </style:style>
    <style:style style:name="M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SAT PACSAT <draw:frame draw:style-name="Mfr1" draw:name="Image18" text:anchor-type="char" svg:x="6.7228in" svg:y="-0.3783in" svg:width="0.6217in" svg:height="0.7465in" draw:z-index="13"><draw:image xlink:href="Pictures/10000001000001420000018308436E3F6DC2F457.png" xlink:type="simple" xlink:show="embed" xlink:actuate="onLoad" draw:mime-type="image/png"/></draw:frame></text:p>
        <text:p text:style-name="MP1">BBS <text:span text:style-name="MT1">Discussion</text:span> Document</text:p>
      </style:header>
      <style:footer>
        <text:p text:style-name="MP2"><text:page-number text:select-page="current">13</text:page-number><text:s/><text:span text:style-name="MT2">of </text:span><text:span text:style-name="MT2"><text:page-count>1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09:41:29.757475353</meta:creation-date>
    <meta:editing-duration>PT1H34M44S</meta:editing-duration>
    <meta:editing-cycles>15</meta:editing-cycles>
    <meta:generator>LibreOffice/7.3.6.2$Linux_X86_64 LibreOffice_project/30$Build-2</meta:generator>
    <dc:date>2022-11-02T13:23:49.648918973</dc:date>
    <meta:document-statistic meta:table-count="1" meta:image-count="1" meta:object-count="0" meta:page-count="14" meta:paragraph-count="195" meta:word-count="4658" meta:character-count="27047" meta:non-whitespace-character-count="22460"/>
  </office:meta>
</office:document-meta>
</file>